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text-properties fo:font-size="18pt" fo:font-style="normal" fo:font-weight="bold" fo:background-color="transparent" style:font-size-asian="18pt" style:font-style-asian="normal" style:font-weight-asian="bold" style:font-size-complex="18pt" style:font-style-complex="normal" style:font-weight-complex="bold"/>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00" fo:font-style="normal" fo:font-weight="normal" fo:background-color="#ff6600" style:font-style-asian="normal" style:font-weight-asian="normal" style:font-style-complex="normal" style:font-weight-complex="normal"/>
    </style:style>
    <style:style style:name="P11" style:family="paragraph" style:parent-style-name="Standard">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break-before="page"/>
      <style:text-properties fo:font-size="18pt" fo:font-style="normal" fo:font-weight="bold" style:font-size-asian="18pt" style:font-style-asian="normal" style:font-weight-asian="bold" style:font-size-complex="18pt" style:font-style-complex="normal" style:font-weight-complex="bold"/>
    </style:style>
    <style:style style:name="P14" style:family="paragraph" style:parent-style-name="Standard" style:list-style-name="L1">
      <style:text-properties fo:font-style="italic" fo:font-weight="bold" style:font-style-asian="italic" style:font-weight-asian="bold" style:font-style-complex="italic" style:font-weight-complex="bold"/>
    </style:style>
    <style:style style:name="P15" style:family="paragraph" style:parent-style-name="Standard" style:list-style-name="L3">
      <style:text-properties fo:font-style="italic" fo:font-weight="normal" style:font-style-asian="italic" style:font-weight-asian="normal" style:font-style-complex="italic" style:font-weight-complex="normal"/>
    </style:style>
    <style:style style:name="P16" style:family="paragraph" style:parent-style-name="Standard" style:list-style-name="L2"/>
    <style:style style:name="P17" style:family="paragraph" style:parent-style-name="Standard" style:list-style-name="L3">
      <style:text-properties fo:font-weight="normal" style:font-weight-asian="normal" style:font-weight-complex="normal"/>
    </style:style>
    <style:style style:name="P18" style:family="paragraph" style:parent-style-name="Standard" style:list-style-name="L3">
      <style:text-properties fo:color="#000000" fo:font-style="normal" fo:font-weight="normal" style:font-style-asian="normal" style:font-weight-asian="normal" style:font-style-complex="normal" style:font-weight-complex="normal"/>
    </style:style>
    <style:style style:name="P19" style:family="paragraph" style:parent-style-name="Standard" style:list-style-name="L3">
      <style:text-properties fo:color="#000000" fo:font-size="12pt" fo:font-style="normal" fo:font-weight="normal" fo:background-color="#ff6600" style:font-size-asian="12pt" style:font-style-asian="normal" style:font-weight-asian="normal" style:font-size-complex="12pt" style:font-style-complex="normal" style:font-weight-complex="normal"/>
    </style:style>
    <style:style style:name="P20" style:family="paragraph" style:parent-style-name="Standard">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1" style:family="paragraph" style:parent-style-name="Standard" style:list-style-name="L5">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2" style:family="paragraph" style:parent-style-name="Standard" style:list-style-name="L24">
      <style:text-properties fo:color="#000000" fo:font-size="12pt" fo:font-style="normal" fo:font-weight="normal" fo:background-color="transparent" style:font-size-asian="12pt" style:font-style-asian="normal" style:font-weight-asian="normal" style:font-size-complex="12pt" style:font-style-complex="normal" style:font-weight-complex="normal"/>
    </style:style>
    <style:style style:name="P23" style:family="paragraph" style:parent-style-name="Standard">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24" style:family="paragraph" style:parent-style-name="Standard" style:list-style-name="L4">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25" style:family="paragraph" style:parent-style-name="Standard" style:list-style-name="L4">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6" style:family="paragraph" style:parent-style-name="Standard" style:list-style-name="L7">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7" style:family="paragraph" style:parent-style-name="Standard" style:list-style-name="L9">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8" style:family="paragraph" style:parent-style-name="Standard" style:list-style-name="L17">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6">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7">
      <style:text-properties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8">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10">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11">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2">
      <style:text-properties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13">
      <style:text-properties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14">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6">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9">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20">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21">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22">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23">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7">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7" style:family="paragraph" style:parent-style-name="Standard" style:list-style-name="L17">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8" style:family="paragraph" style:parent-style-name="Standard" style:list-style-name="L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49" style:family="paragraph" style:parent-style-name="Standard" style:list-style-name="L13">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50" style:family="paragraph" style:parent-style-name="Standard" style:list-style-name="L16">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51" style:family="paragraph" style:parent-style-name="Standard" style:list-style-name="L18">
      <style:text-properties fo:font-size="12pt" fo:font-style="normal" fo:font-weight="normal" fo:background-color="#ff6600" style:font-size-asian="12pt" style:font-style-asian="normal" style:font-weight-asian="normal" style:font-size-complex="12pt" style:font-style-complex="normal" style:font-weight-complex="normal"/>
    </style:style>
    <style:style style:name="P52" style:family="paragraph" style:parent-style-name="Standard" style:list-style-name="L6">
      <style:text-properties fo:font-size="12pt" fo:font-style="normal" fo:font-weight="bold" style:font-size-asian="12pt" style:font-style-asian="normal" style:font-weight-asian="bold" style:font-size-complex="12pt" style:font-style-complex="normal" style:font-weight-complex="bold"/>
    </style:style>
    <style:style style:name="P53" style:family="paragraph" style:parent-style-name="Standard" style:list-style-name="L7">
      <style:text-properties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Standard" style:list-style-name="L8">
      <style:text-properties fo:font-size="12pt" fo:font-style="normal" fo:font-weight="bold" style:font-size-asian="12pt" style:font-style-asian="normal" style:font-weight-asian="bold" style:font-size-complex="12pt" style:font-style-complex="normal" style:font-weight-complex="bold"/>
    </style:style>
    <style:style style:name="P55" style:family="paragraph" style:parent-style-name="Standard" style:list-style-name="L12">
      <style:text-properties fo:font-size="12pt" fo:font-style="italic" fo:font-weight="normal" style:font-size-asian="12pt" style:font-style-asian="italic" style:font-weight-asian="normal" style:font-size-complex="12pt" style:font-style-complex="italic" style:font-weight-complex="normal"/>
    </style:style>
    <style:style style:name="P56" style:family="paragraph" style:parent-style-name="Standard" style:list-style-name="L13">
      <style:text-properties fo:font-size="12pt" fo:font-style="italic"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14">
      <style:text-properties fo:font-size="12pt" fo:font-style="italic" fo:font-weight="normal" style:font-size-asian="12pt" style:font-style-asian="italic" style:font-weight-asian="normal" style:font-size-complex="12pt" style:font-style-complex="italic" style:font-weight-complex="normal"/>
    </style:style>
    <style:style style:name="P58" style:family="paragraph" style:parent-style-name="Standard" style:list-style-name="L15">
      <style:text-properties fo:font-size="12pt" fo:font-style="italic" fo:font-weight="normal" style:font-size-asian="12pt" style:font-style-asian="italic" style:font-weight-asian="normal" style:font-size-complex="12pt" style:font-style-complex="italic" style:font-weight-complex="normal"/>
    </style:style>
    <style:style style:name="P59" style:family="paragraph" style:parent-style-name="Standard" style:list-style-name="L16">
      <style:text-properties fo:font-size="12pt" fo:font-style="italic" fo:font-weight="normal" style:font-size-asian="12pt" style:font-style-asian="italic" style:font-weight-asian="normal" style:font-size-complex="12pt" style:font-style-complex="italic" style:font-weight-complex="normal"/>
    </style:style>
    <style:style style:name="P60" style:family="paragraph" style:parent-style-name="Standard" style:list-style-name="L18">
      <style:text-properties fo:font-size="12pt" fo:font-style="italic" fo:font-weight="normal" style:font-size-asian="12pt" style:font-style-asian="italic" style:font-weight-asian="normal" style:font-size-complex="12pt" style:font-style-complex="italic" style:font-weight-complex="normal"/>
    </style:style>
    <style:style style:name="P61" style:family="paragraph" style:parent-style-name="Standard" style:list-style-name="L9"/>
    <style:style style:name="P62" style:family="paragraph" style:parent-style-name="Standard">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eneral Rules</text:p>
      <text:p text:style-name="P9"/>
      <text:p text:style-name="P9">Core design tenets:</text:p>
      <text:list xml:id="list7333904137449453469" text:style-name="L1">
        <text:list-item>
          <text:p text:style-name="P14">Simple, elegant, and quick to understand</text:p>
        </text:list-item>
        <text:list-item>
          <text:p text:style-name="P14">Exciting things happen as often as possible</text:p>
        </text:list-item>
        <text:list-item>
          <text:p text:style-name="P14">Battles are over quickly and decisively (5 – 10 mins) – game to play while waiting for something else</text:p>
        </text:list-item>
      </text:list>
      <text:p text:style-name="P9"/>
      <text:p text:style-name="P9">Setup:</text:p>
      <text:list xml:id="list3946010426600358503" text:style-name="L2">
        <text:list-item>
          <text:p text:style-name="P16">Non-player vehicles and characters are placed in predetermined places on the road grid according to the scenario (race vs hijacking etc.)</text:p>
        </text:list-item>
        <text:list-item>
          <text:p text:style-name="P16">The player has a specified zone on the road grid into which they can place their vehicles (e.g. the 'bottom' row of the grid)</text:p>
        </text:list-item>
        <text:list-item>
          <text:p text:style-name="P16">Once the vehicles are placed, the player can place all their characters into any locations on their vehicles - the only rule is that each vehicle must start with a driver</text:p>
        </text:list-item>
        <text:list-item>
          <text:p text:style-name="P16">The player also starts each battle with a set number of Nitro tokens<text:line-break/></text:p>
        </text:list-item>
      </text:list>
      <text:p text:style-name="P9">Turn order and actions:</text:p>
      <text:list xml:id="list32463218" text:continue-numbering="true" text:style-name="L2">
        <text:list-item>
          <text:p text:style-name="P16">The player team always goes first</text:p>
        </text:list-item>
        <text:list-item>
          <text:p text:style-name="P16">Each entire 'team' takes every action their characters have before the next team gets their turn</text:p>
        </text:list-item>
        <text:list-item>
          <text:p text:style-name="P16">During their team's turn, each character can perform two actions - this can be done in any order, and the team controller can jump back and forth between characters while using up all their team's actions (e.g. Big John takes an action, then Little Bill, then Big John again)</text:p>
        </text:list-item>
        <text:list-item>
          <text:p text:style-name="P16">Once all actions have been taken, it's the turn of the next team</text:p>
        </text:list-item>
        <text:list-item>
          <text:p text:style-name="P16">Once all teams have completed their actions for the turn, all environmental actions occur (driverless cars drifting backwards etc.) - this is always at the very end of the turn</text:p>
        </text:list-item>
      </text:list>
      <text:p text:style-name="P9"/>
      <text:p text:style-name="P9">Nitro Tokens:</text:p>
      <text:list xml:id="list8078123211495646625" text:style-name="L3">
        <text:list-item>
          <text:p text:style-name="P17">A special ability granted to the player-controlled team and intended to give them an edge in battles</text:p>
        </text:list-item>
        <text:list-item>
          <text:p text:style-name="P17">The player is given a set number of tokens at the beginning of every battle</text:p>
          <text:list>
            <text:list-item>
              <text:p text:style-name="P15">How is this number determined?</text:p>
            </text:list-item>
          </text:list>
        </text:list-item>
        <text:list-item>
          <text:p text:style-name="P18">Before any single action that involves the dice of a player-controlled character or vehicle, the player can choose to spend a one Nitro Token in order to double the number of dice involved (e.g. Bill needs to reposition a vehicle on the Road Grid but he can't reach where he desperately needs to be with his combined Speed of 2 + 1 – he spends a Nitro Token which increases his dice pool to 4 + 2, which gives him 6 movement so he can make the distance)</text:p>
        </text:list-item>
        <text:list-item>
          <text:p text:style-name="P19">Extra nitro tokens are awarded during battles for doing cool shit (incentivises player – blow up a vehicle, push somebody off a vehicle, etc. - one specific condition per battle depending on what kind it is?)</text:p>
        </text:list-item>
      </text:list>
      <text:p text:style-name="P10"/>
      <text:p text:style-name="P5">Falling off vehicles</text:p>
      <text:list xml:id="list5341438342270202636" text:style-name="L4">
        <text:list-item>
          <text:p text:style-name="P25">After falling off a vehicle, check to see if any vehicles are 'behind' that vehicle on the Road Grid</text:p>
        </text:list-item>
        <text:list-item>
          <text:p text:style-name="P25">For each of those vehicles iterating from the closest back:</text:p>
          <text:list>
            <text:list-item>
              <text:p text:style-name="P25">Roll Speed vs vehicle + driver Speed - if the character wins, they choose a clinging position on the back of the vehicle and move there without taking any damage (dodged the wheels)</text:p>
            </text:list-item>
            <text:list-item>
              <text:p text:style-name="P25"><text:soft-page-break/>Else if they lose, the character takes damage equal to the Strength of the vehicle + driver (doesn't matter if they're friendly or not) as they get hit by the vehicle</text:p>
            </text:list-item>
            <text:list-item>
              <text:p text:style-name="P25">If the character is still alive, the loop starts again if another vehicle is behind this one </text:p>
            </text:list-item>
            <text:list-item>
              <text:p text:style-name="P24">If this doesn't happen enough, make them try to grab vehicles in the two adjacent left and right lanes as well? </text:p>
            </text:list-item>
          </text:list>
        </text:list-item>
      </text:list>
      <text:p text:style-name="P11"/>
      <text:p text:style-name="P12">'Environmental' phase:</text:p>
      <text:list xml:id="list535075806570298683" text:style-name="L5">
        <text:list-item>
          <text:p text:style-name="P21">After all teams have taken their actions, the 'environment' phase occurs </text:p>
        </text:list-item>
        <text:list-item>
          <text:p text:style-name="P21">All vehicles move backwards one space on the road grid – driverless/disabled cars move back 2</text:p>
          <text:list>
            <text:list-item>
              <text:p text:style-name="P21">If a car that would move back 2 would hit a car that would move 1, both cars move 2 (the driven car pulls back to avoid being hit)</text:p>
            </text:list-item>
          </text:list>
        </text:list-item>
      </text:list>
      <text:p text:style-name="P20"/>
      <text:p text:style-name="P12">Civilians:</text:p>
      <text:list xml:id="list5114462744960260741" text:style-name="L24">
        <text:list-item>
          <text:p text:style-name="P22">Get one action per turn instead of two</text:p>
        </text:list-item>
      </text:list>
      <text:p text:style-name="P13">Character Stats (come up with more thematic names!)</text:p>
      <text:list xml:id="list5160090749033714314" text:style-name="L6">
        <text:list-item>
          <text:p text:style-name="P30"><text:span text:style-name="T1">Health:</text:span> how much damage the character can take before being knocked out, when subtracted to zero the character is out of the battle</text:p>
        </text:list-item>
        <text:list-item>
          <text:p text:style-name="P52">Speed:</text:p>
          <text:list>
            <text:list-item>
              <text:p text:style-name="P30">How fast the character can move + how quick their reflexes are</text:p>
            </text:list-item>
            <text:list-item>
              <text:p text:style-name="P30">How effective the character is at quickly maneuvering vehicles around the road</text:p>
            </text:list-item>
            <text:list-item>
              <text:p text:style-name="P30">The most important stat for drivers</text:p>
            </text:list-item>
          </text:list>
        </text:list-item>
        <text:list-item>
          <text:p text:style-name="P52">Strength:</text:p>
          <text:list>
            <text:list-item>
              <text:p text:style-name="P30">How physically powerful the character is in melee combat</text:p>
            </text:list-item>
            <text:list-item>
              <text:p text:style-name="P30">How effective the character is at ramming other vehicles while driving</text:p>
            </text:list-item>
            <text:list-item>
              <text:p text:style-name="P30">The most important stat for brawlers</text:p>
            </text:list-item>
          </text:list>
        </text:list-item>
        <text:list-item>
          <text:p text:style-name="P52">Tech:</text:p>
          <text:list>
            <text:list-item>
              <text:p text:style-name="P30">How good the character is at using and repairing technology and ranged weapons</text:p>
            </text:list-item>
            <text:list-item>
              <text:p text:style-name="P30">How effective their homemade armor is at protecting against ranged weapons</text:p>
            </text:list-item>
            <text:list-item>
              <text:p text:style-name="P30">How effective the driver is at using the armor of their vehicle to protect against ranged weapons</text:p>
            </text:list-item>
            <text:list-item>
              <text:p text:style-name="P30">The most important stat for engineers + mounted weapon users</text:p>
            </text:list-item>
          </text:list>
        </text:list-item>
      </text:list>
      <text:p text:style-name="P6"/>
      <text:p text:style-name="P6"/>
      <text:p text:style-name="P1">Vehicle Stats</text:p>
      <text:list xml:id="list32434619" text:continue-numbering="true" text:style-name="L6">
        <text:list-item>
          <text:p text:style-name="P30"><text:span text:style-name="T1">Health:</text:span> how physically tough the vehicle is, when subtracted to zero the vehicle will be disabled/wrecked</text:p>
        </text:list-item>
        <text:list-item>
          <text:p text:style-name="P30"><text:span text:style-name="T1">Speed:</text:span> how fast the vehicle can maneuver around the road</text:p>
        </text:list-item>
        <text:list-item>
          <text:p text:style-name="P52">Strength: <text:span text:style-name="T2">represents how heavy the vehicle is and how much ramming damage it does</text:span></text:p>
        </text:list-item>
        <text:list-item>
          <text:p text:style-name="P52">Tech:<text:span text:style-name="T2"> how much armor the vehicle has to protect against ranged weapons</text:span></text:p>
        </text:list-item>
      </text:list>
      <text:p text:style-name="P6"/>
      <text:p text:style-name="P9"/>
      <text:p text:style-name="P3">Stats and rolls</text:p>
      <text:list xml:id="list3316352421024260883" text:style-name="L7">
        <text:list-item>
          <text:p text:style-name="P31">Each character/vehicle has three non-HP stats that determine their stats – represented by a number of dice for each</text:p>
        </text:list-item>
        <text:list-item>
          <text:p text:style-name="P31">Most actions a character takes will be more or less effective depending on how many stat dice they have that are used for that particular action</text:p>
        </text:list-item>
        <text:list-item>
          <text:p text:style-name="P31">Whenever a Driving action is performed, the relevant stat pools of the driver and the vehicle are combined together (e.g. Bill wants to perform the Move action; he has a Speed of 3 and the vehicle has a Speed of 1, so when combined he can move 4 spaces on the Road Grid)</text:p>
        </text:list-item>
        <text:list-item>
          <text:p text:style-name="P31">There are three categories of action a character/vehicle driven by a character can make:</text:p>
        </text:list-item>
        <text:list-item>
          <text:p text:style-name="P53">Simple <text:span text:style-name="T5">(Brace, Leap):</text:span> <text:span text:style-name="T2">the stats of the character don't affect action</text:span></text:p>
        </text:list-item>
        <text:list-item>
          <text:p text:style-name="P53">Stat check (<text:span text:style-name="T5">Move, Drive, Repair</text:span>): </text:p>
          <text:list>
            <text:list-item>
              <text:p text:style-name="P53"><text:span text:style-name="T6">If the character/driver is not adjacent to an enemy character,</text:span><text:span text:style-name="T2"> the action is performed using the relevant stat as if all the dice had been rolled as 'successes' (e.g. Bill wants to repair the vehicle, he uses the Repair action and it heals the HP of the vehicle by 2 because his Tech skill is 2)</text:span></text:p>
            </text:list-item>
            <text:list-item>
              <text:p text:style-name="P53"><text:span text:style-name="T6">If the character/driver is adjacent to an enemy character (Threatened),</text:span><text:span text:style-name="T2"> the action is still performed but the character has to roll their stat dice and use the number of successes to determine how successful the action is (e.g. Bill wants to repair the vehicle but an enemy character is next to him, he rolls 2 dice because his Tech skill is 2; he gets 1 success so the vehicle is healed 1 HP)</text:span></text:p>
            </text:list-item>
          </text:list>
        </text:list-item>
        <text:list-item>
          <text:p text:style-name="P53">Stat contest (<text:span text:style-name="T5">Melee Attack, Shove, Shake, Ram, Ranged Attack</text:span>):</text:p>
          <text:list>
            <text:list-item>
              <text:p text:style-name="P31"><text:soft-page-break/>One or more enemies will contest this character's roll – all parties roll the relevant stat dice and whoever gets the highest number of successes is the winner (e.g. Bill wants to Shove an enemy, so they both roll their respective Strength dice; Bill has 3 Strength dice and rolls 2 successes, the enemy has 2 Strength dice and rolls 1 success; this means Bill wins, and he Shoves the enemy character) </text:p>
            </text:list-item>
            <text:list-item>
              <text:p text:style-name="P26">Tied rolls are always won by the player</text:p>
            </text:list-item>
            <text:list-item>
              <text:p text:style-name="P26">If there are more than two enemies the character is rolling against, their pools and whether they succeed at preventing this action or not are compared seperately against the instigator's single roll (e.g. Bill attempts the Shake action while driving and two enemies on the vehicle have to try not to fall off; Bill + the vehicle have a combined Speed of 3 and he rolls 1 success; one enemy rolls 1 success and stays hanging on the vehicle, the other rolls 0 successes and he falls off)</text:p>
            </text:list-item>
            <text:list-item>
              <text:p text:style-name="P26">If a contested Shove or Ram action has a friendly character/vehicle on the other end, the instigator automatically succeeds</text:p>
            </text:list-item>
            <text:list-item>
              <text:p text:style-name="P26">If a contested Ranged Attack or Shake action has a friendly character on the other end, it still happens as per normal (friendly characters have to roll to see if they stay on a vehicle alongside enemy chars)</text:p>
            </text:list-item>
            <text:list-item>
              <text:p text:style-name="P46">If a combined stat total (e.g. Char + vehicle or char + weapon) would be zero or less, the value will always be at least 1 (e.g. Bill has Speed of 1, vehicle has speed of -1, total would be 0 so combined speed stat is instead 1)</text:p>
            </text:list-item>
          </text:list>
        </text:list-item>
      </text:list>
      <text:p text:style-name="P7"/>
      <text:p text:style-name="P7"/>
      <text:p text:style-name="P1">Character States</text:p>
      <text:list xml:id="list6633007468829473761" text:style-name="L8">
        <text:list-item>
          <text:p text:style-name="P54">Threatened: <text:span text:style-name="T2">if a character has an enemy character adjacent, they gain the Threatened status and all Stat Check Actions involve rolls rather than using max stat values</text:span></text:p>
        </text:list-item>
        <text:list-item>
          <text:p text:style-name="P54">Braced:<text:span text:style-name="T2"> if a character ends their turn in the interior of a vehicle or uses the Braced action, they gain the Braced status</text:span></text:p>
          <text:list>
            <text:list-item>
              <text:p text:style-name="P32">This prevents them from being hit by Ranged Attacks, Pushed, or affected by the vehicle Shake action</text:p>
            </text:list-item>
            <text:list-item>
              <text:p text:style-name="P48">If targeted by a Ranged or Melee attack, it automatically causes them to lose the Braced status</text:p>
            </text:list-item>
          </text:list>
        </text:list-item>
        <text:list-item>
          <text:p text:style-name="P54">Dead: <text:span text:style-name="T2">can't perform any actions, the body will continue inhabiting the location and must be shoved before somebody else can enter it – will also automatically fall off 'clinging' locations</text:span></text:p>
        </text:list-item>
      </text:list>
      <text:p text:style-name="P7"/>
      <text:p text:style-name="P7"/>
      <text:p text:style-name="P2">Vehicle States</text:p>
      <text:list xml:id="list44945246608634830" text:style-name="L9">
        <text:list-item>
          <text:p text:style-name="P27"><text:span text:style-name="T1">Driverless: </text:span>all ramming actions automatically succeed and the vehicle moves 2 squares back at the end of each turn instead of 1 </text:p>
        </text:list-item>
        <text:list-item>
          <text:p text:style-name="P27"><text:span text:style-name="T1">Disabled: i</text:span>f the health of a vehicle is reduced to 0 via melee damage to the Engine it will become 'Disabled' – it will act as a driverless car until the repair action is used on the Engine and it regains at least 1 HP</text:p>
        </text:list-item>
        <text:list-item>
          <text:p text:style-name="P61"><text:span text:style-name="T4">Wrecked: i</text:span><text:span text:style-name="T3">f the health of a vehicle is reduced to 0 via any other means (ranged weapons, ramming) it will explode and become a </text:span><text:span text:style-name="T4">wreck</text:span><text:span text:style-name="T3">:</text:span></text:p>
          <text:list>
            <text:list-item>
              <text:p text:style-name="P27">All characters in/on it must make a Speed vs vehicle Speed (no driver added) test:</text:p>
              <text:list>
                <text:list-item>
                  <text:p text:style-name="P27">If they succeed, they fall off</text:p>
                </text:list-item>
                <text:list-item>
                  <text:p text:style-name="P27">If they fail, they get blown up and die</text:p>
                </text:list-item>
              </text:list>
            </text:list-item>
            <text:list-item>
              <text:p text:style-name="P27">Every vehicle behind the wrecked vehicle takes the wreck's Strength stat as damage</text:p>
            </text:list-item>
          </text:list>
        </text:list-item>
      </text:list>
      <text:p text:style-name="P13">Character Actions</text:p>
      <text:p text:style-name="P4">Move (stat check):</text:p>
      <text:list xml:id="list9100237553800400691" text:style-name="L10">
        <text:list-item>
          <text:p text:style-name="P33">Move between vehicle locations – the max number of locations traversed using a single Move action is equal to the SPEED stat of the character</text:p>
        </text:list-item>
        <text:list-item>
          <text:p text:style-name="P33">Cannot move through locations occupied by enemy characters, but can move through those occupied by friendly characters as long as the mover ends their action in an empty location</text:p>
        </text:list-item>
        <text:list-item>
          <text:p text:style-name="P33">If the character finishes their move on an exterior vehicle location they gain the 'EXPOSED' status – this is removed if they are no longer on the exterior</text:p>
        </text:list-item>
      </text:list>
      <text:p text:style-name="P6"/>
      <text:p text:style-name="P4">Brace (simple):</text:p>
      <text:list xml:id="list5178172655557867191" text:style-name="L11">
        <text:list-item>
          <text:p text:style-name="P34">Gives the character the BRACED status (see Character Statuses for effects)</text:p>
        </text:list-item>
      </text:list>
      <text:p text:style-name="P6"/>
      <text:p text:style-name="P4">Leap (simple):</text:p>
      <text:list xml:id="list3959412158614774017" text:style-name="L12">
        <text:list-item>
          <text:p text:style-name="P55">Must be hanging on one of the sides of a vehicle in order to Leap</text:p>
        </text:list-item>
        <text:list-item>
          <text:p text:style-name="P55">This vehicle must also be cardinally adjacent to another vehicle on the Road Grid on the same side that the character is hanging on (e.g. If the character is hanging on the right side of the vehicle, there must be another vehicle directly to the right that they can leap to)</text:p>
        </text:list-item>
        <text:list-item>
          <text:p text:style-name="P35">If both of the above conditions are met, the character can Leap to any location of their choosing that's empty on the closest side of the vehicle (e.g. In the previous example, the character can pick any empty location on the left side of the target vehicle to Leap to)</text:p>
        </text:list-item>
      </text:list>
      <text:p text:style-name="P6"/>
      <text:p text:style-name="P4">Melee Attack (stat contest):</text:p>
      <text:list xml:id="list76061180297253824" text:style-name="L13">
        <text:list-item>
          <text:p text:style-name="P56">Must be adjacent to the target enemy character</text:p>
        </text:list-item>
        <text:list-item>
          <text:p text:style-name="P36">Roll Strength vs Strength – if the instigator wins, the target takes damage equal to the Strength stat of the aggressor</text:p>
        </text:list-item>
        <text:list-item>
          <text:p text:style-name="P36">Can also be used on the Engine of a vehicle to damage it (roll char Str vs vehicle Str)</text:p>
        </text:list-item>
        <text:list-item>
          <text:p text:style-name="P49">If used on a Braced character, it causes them to lose the Braced status even if it misses</text:p>
        </text:list-item>
      </text:list>
      <text:p text:style-name="P4"/>
      <text:p text:style-name="P4">Shove (stat contest):</text:p>
      <text:list xml:id="list731266279168021303" text:style-name="L14">
        <text:list-item>
          <text:p text:style-name="P57">Must be adjacent to the target – can also be used on friendly characters</text:p>
        </text:list-item>
        <text:list-item>
          <text:p text:style-name="P37">Roll Strength vs Strength – if the instigator wins, they can choose an empty adjacent position to move the target char into, then the instigator moves into their former location</text:p>
          <text:list>
            <text:list-item>
              <text:p text:style-name="P37">If the target is clinging on the exterior of a vehicle, the instigator can choose to make them fall off the vehicle instead</text:p>
            </text:list-item>
          </text:list>
        </text:list-item>
      </text:list>
      <text:p text:style-name="P4"/>
      <text:p text:style-name="P4">Repair (stat check):</text:p>
      <text:list xml:id="list924062652706170898" text:style-name="L15">
        <text:list-item>
          <text:p text:style-name="P58">Must be occupying the Engine location of a vehicle</text:p>
        </text:list-item>
        <text:list-item>
          <text:p text:style-name="P38">Character can heal the HP of the vehicle according to their Tech stat/roll</text:p>
        </text:list-item>
      </text:list>
      <text:p text:style-name="P6"/>
      <text:p text:style-name="P4">Fire Ranged Weapon (stat contest):</text:p>
      <text:list xml:id="list7095872958396270734" text:style-name="L16">
        <text:list-item>
          <text:p text:style-name="P59">Must be occupying the weapon location</text:p>
        </text:list-item>
        <text:list-item>
          <text:p text:style-name="P39">Can be fired at a vehicle or a character within the specified weapon range on the Road Grid, including the vehicle the weapon is mounted on + chars on/within it</text:p>
        </text:list-item>
        <text:list-item>
          <text:p text:style-name="P50">If a Braced character is targeted, no damage is done but they automatically lose the Braced status</text:p>
        </text:list-item>
        <text:list-item>
          <text:p text:style-name="P39">Can't be fired at a vehicle or any inhabitants if another vehicle is in the way</text:p>
        </text:list-item>
        <text:list-item>
          <text:p text:style-name="P39">Roll instigator char + weapon Tech vs target Tech – if the instigator wins, the target takes damage equal to the combined char + weapon Tech stats</text:p>
        </text:list-item>
      </text:list>
      <text:p text:style-name="P4"><text:s/></text:p>
      <text:p text:style-name="P4">Fall: <text:span text:style-name="T2">fall off of current vehicle on purpose</text:span></text:p>
      <text:p text:style-name="P4"><text:soft-page-break/></text:p>
      <text:p text:style-name="P4">Wait: <text:span text:style-name="T2">spends an action doing nothing</text:span></text:p>
      <text:p text:style-name="P6"/>
      <text:p text:style-name="P6"/>
      <text:p text:style-name="P1">Driving Actions</text:p>
      <text:p text:style-name="P8">Requires a character in the driver's seat location – each Vehicle Action costs one of the actions of the driver to perform</text:p>
      <text:p text:style-name="P4"/>
      <text:p text:style-name="P4">Drive (stat check):</text:p>
      <text:list xml:id="list32461308" text:continue-list="list9100237553800400691" text:style-name="L10">
        <text:list-item>
          <text:p text:style-name="P33">Move the vehicle to another location on the Road Grid up to a maximum number of spaces equal to the combined SPEED stats of the current driver and the vehicle</text:p>
        </text:list-item>
        <text:list-item>
          <text:p text:style-name="P33">The vehicle cannot move through any spaces occupied by other vehicles, even friendly ones</text:p>
        </text:list-item>
        <text:list-item>
          <text:p text:style-name="P33">The vehicle can only move in the cardinal directions on the Road Grid, not diagonally</text:p>
        </text:list-item>
      </text:list>
      <text:p text:style-name="P6"/>
      <text:p text:style-name="P4">Shake (stat contest):</text:p>
      <text:list xml:id="list243905869860669179" text:style-name="L17">
        <text:list-item>
          <text:p text:style-name="P47">Does not affect the Braced status of the inhabitants</text:p>
        </text:list-item>
        <text:list-item>
          <text:p text:style-name="P28">Any exterior characters on the vehicle who weren't Braced when this action was performed have to roll their Speed stat vs the combined Speed of the driver + vehicle</text:p>
          <text:list>
            <text:list-item>
              <text:p text:style-name="P28">If they lose, they fall off the vehicle</text:p>
            </text:list-item>
          </text:list>
        </text:list-item>
      </text:list>
      <text:p text:style-name="P6"/>
      <text:p text:style-name="P4">Ram (stat contest):</text:p>
      <text:list xml:id="list6858472574193670321" text:style-name="L18">
        <text:list-item>
          <text:p text:style-name="P60">Vehicle must be cardinally adjacent to target vehicle on the Road Grid</text:p>
        </text:list-item>
        <text:list-item>
          <text:p text:style-name="P40">Roll instigator driver + vehicle Str vs target driver + vehicle Str</text:p>
        </text:list-item>
        <text:list-item>
          <text:p text:style-name="P40">If instigator wins:</text:p>
          <text:list>
            <text:list-item>
              <text:p text:style-name="P40">If there's a clear place/places for the target vehicle to move into on the Road Grid, both the instigator and target vehicles move 1 spot in the direction in which the instigator was ramming (e.g. Ramming to right means both vehicles move 1 position to the right)</text:p>
              <text:list>
                <text:list-item>
                  <text:p text:style-name="P51">The target vehicle also takes 1 damage</text:p>
                </text:list-item>
              </text:list>
            </text:list-item>
            <text:list-item>
              <text:p text:style-name="P40">Else if the target can't move because that space is already occupied, the target takes damage equal to the combined Str stat of the instigator driver + vehicle and both vehicles stay where they are on the Road Grid </text:p>
              <text:list>
                <text:list-item>
                  <text:p text:style-name="P40">This also causes all the effects of the Shake action for both vehicles (chars lose Braced status, exterior unbraced chars have to roll to avoid falling off)</text:p>
                </text:list-item>
              </text:list>
            </text:list-item>
            <text:list-item>
              <text:p text:style-name="P40">If the target is forced off the Road Grid, that vehicle and any inhabitants are out of the battle</text:p>
            </text:list-item>
          </text:list>
        </text:list-item>
      </text:list>
      <text:p text:style-name="P6"/>
      <text:p text:style-name="P6"/>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48M22S</meta:editing-duration>
    <meta:editing-cycles>92</meta:editing-cycles>
    <meta:generator>OpenOffice/4.1.12$Win32 OpenOffice.org_project/4112m1$Build-9809</meta:generator>
    <dc:date>2024-06-28T12:19:26.34</dc:date>
    <dc:creator>Chris Murphy</dc:creator>
    <meta:document-statistic meta:table-count="0" meta:image-count="0" meta:object-count="0" meta:page-count="7" meta:paragraph-count="136" meta:word-count="2508" meta:character-count="13498"/>
    <meta:user-defined meta:name="Info 1"/>
    <meta:user-defined meta:name="Info 2"/>
    <meta:user-defined meta:name="Info 3"/>
    <meta:user-defined meta:name="Info 4"/>
  </office:meta>
</office:document-meta>
</file>